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8c88" officeooo:paragraph-rsid="000e8c88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0e8c88" officeooo:paragraph-rsid="000e8c88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officeooo:rsid="000e8c88" officeooo:paragraph-rsid="000e8c88" style:font-size-asian="32pt" style:font-size-complex="32pt"/>
    </style:style>
    <style:style style:name="P4" style:family="paragraph" style:parent-style-name="Standard">
      <style:text-properties fo:font-size="16pt" fo:font-weight="bold" officeooo:rsid="000e8c88" officeooo:paragraph-rsid="000e8c88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ZenScript </text:p>
      <text:p text:style-name="P1"/>
      <text:p text:style-name="P3">User’s Gui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/text:p>
      <text:p text:style-name="P4">1. Basic Language Information </text:p>
      <text:p text:style-name="P4"/>
      <text:p text:style-name="P1"><text:s/>ZenScript is modelled mostly on c#/C++ style languages, based around objects, methods and member data.</text:p>
      <text:p text:style-name="P1"/>
      <text:p text:style-name="P1">Any given .ZS(ZenScript) script, will contain at least one class to have any use. <text:s/>Although,</text:p>
      <text:p text:style-name="P1">the system has several classes already for use, such as Vec3 and Matrix4. </text:p>
      <text:p text:style-name="P1">These classes, are coded in standard ZenScript, although the Zen3D editor is more aware of built in classes, than your own. </text:p>
      <text:p text:style-name="P1">A bridge between them still exists, through scanning your classes for any members, which you can then edit in the Zen3D Editor.</text:p>
      <text:p text:style-name="P1"/>
      <text:p text:style-name="P1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16:14:03.291000000</meta:creation-date>
    <dc:date>2022-10-06T16:20:39.238000000</dc:date>
    <meta:editing-duration>PT6M36S</meta:editing-duration>
    <meta:editing-cycles>1</meta:editing-cycles>
    <meta:document-statistic meta:table-count="0" meta:image-count="0" meta:object-count="0" meta:page-count="2" meta:paragraph-count="9" meta:word-count="93" meta:character-count="573" meta:non-whitespace-character-count="481"/>
    <meta:generator>LibreOffice/7.4.1.2$Windows_X86_64 LibreOffice_project/3c58a8f3a960df8bc8fd77b461821e42c061c5f0</meta:generator>
  </office:meta>
</office:document-meta>
</file>